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32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ELAY [solo moduli] [dallo 0] [ns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 [s]</text:p>
          </table:table-cell>
          <table:table-cell table:style-name="ce1" office:value-type="string" calcext:value-type="string">
            <text:p>R [Hz]</text:p>
          </table:table-cell>
          <table:table-cell table:style-name="ce1" office:value-type="string" calcext:value-type="string">
            <text:p>Err Rel N [%]</text:p>
          </table:table-cell>
          <table:table-cell office:value-type="string" calcext:value-type="string">
            <text:p>Err Rate [Hz]</text:p>
          </table:table-cell>
          <table:table-cell office:value-type="string" calcext:value-type="string">
            <text:p>Err Delay [ns]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table:formula="of:=300" office:value-type="float" office:value="300" calcext:value-type="float">
            <text:p>300</text:p>
          </table:table-cell>
          <table:table-cell table:formula="of:=[.B2]/[.C2]" office:value-type="float" office:value="2.48333333333333" calcext:value-type="float">
            <text:p>2.5</text:p>
          </table:table-cell>
          <table:table-cell table:formula="of:=100*SQRT([.B2])/[.B2]" office:value-type="float" office:value="3.66371652723656" calcext:value-type="float">
            <text:p>3.7</text:p>
          </table:table-cell>
          <table:table-cell table:formula="of:=SQRT([.B2])/[.C2]" office:value-type="float" office:value="0.0909822937597079" calcext:value-type="float">
            <text:p>0.09098229375970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" calcext:value-type="float">
            <text:p>771</text:p>
          </table:table-cell>
          <table:table-cell table:formula="of:=300" office:value-type="float" office:value="300" calcext:value-type="float">
            <text:p>300</text:p>
          </table:table-cell>
          <table:table-cell table:formula="of:=[.B3]/[.C3]" office:value-type="float" office:value="2.57" calcext:value-type="float">
            <text:p>2.6</text:p>
          </table:table-cell>
          <table:table-cell table:formula="of:=100*SQRT([.B3])/[.B3]" office:value-type="float" office:value="3.6014120303281" calcext:value-type="float">
            <text:p>3.6</text:p>
          </table:table-cell>
          <table:table-cell table:formula="of:=SQRT([.B3])/[.C3]" office:value-type="float" office:value="0.0925562891794321" calcext:value-type="float">
            <text:p>0.092556289179432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ERO [ns]</text:p>
          </table:table-cell>
          <table:table-cell table:style-name="ce1" table:formula="of:=16+32+1+6+2+4+6+8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9" calcext:value-type="float">
            <text:p>779</text:p>
          </table:table-cell>
          <table:table-cell table:formula="of:=300" office:value-type="float" office:value="300" calcext:value-type="float">
            <text:p>300</text:p>
          </table:table-cell>
          <table:table-cell table:formula="of:=[.B4]/[.C4]" office:value-type="float" office:value="2.59666666666667" calcext:value-type="float">
            <text:p>2.6</text:p>
          </table:table-cell>
          <table:table-cell table:formula="of:=100*SQRT([.B4])/[.B4]" office:value-type="float" office:value="3.58287181950009" calcext:value-type="float">
            <text:p>3.6</text:p>
          </table:table-cell>
          <table:table-cell table:formula="of:=SQRT([.B4])/[.C4]" office:value-type="float" office:value="0.0930352382463524" calcext:value-type="float">
            <text:p>0.09303523824635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3" calcext:value-type="float">
            <text:p>813</text:p>
          </table:table-cell>
          <table:table-cell table:formula="of:=300" office:value-type="float" office:value="300" calcext:value-type="float">
            <text:p>300</text:p>
          </table:table-cell>
          <table:table-cell table:formula="of:=[.B5]/[.C5]" office:value-type="float" office:value="2.71" calcext:value-type="float">
            <text:p>2.7</text:p>
          </table:table-cell>
          <table:table-cell table:formula="of:=100*SQRT([.B5])/[.B5]" office:value-type="float" office:value="3.50715311915947" calcext:value-type="float">
            <text:p>3.5</text:p>
          </table:table-cell>
          <table:table-cell table:formula="of:=SQRT([.B5])/[.C5]" office:value-type="float" office:value="0.0950438495292217" calcext:value-type="float">
            <text:p>0.095043849529222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NIZIO ACC</text:p>
          </table:table-cell>
          <table:table-cell table:style-name="ce7" office:value-type="time" office:time-value="PT18H35M00S" calcext:value-type="time">
            <text:p>06:35:00 PM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table:formula="of:=300" office:value-type="float" office:value="300" calcext:value-type="float">
            <text:p>300</text:p>
          </table:table-cell>
          <table:table-cell table:formula="of:=[.B6]/[.C6]" office:value-type="float" office:value="2.52666666666667" calcext:value-type="float">
            <text:p>2.5</text:p>
          </table:table-cell>
          <table:table-cell table:formula="of:=100*SQRT([.B6])/[.B6]" office:value-type="float" office:value="3.63216356146074" calcext:value-type="float">
            <text:p>3.6</text:p>
          </table:table-cell>
          <table:table-cell table:formula="of:=SQRT([.B6])/[.C6]" office:value-type="float" office:value="0.0917726659862414" calcext:value-type="float">
            <text:p>0.09177266598624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1" calcext:value-type="float">
            <text:p>771</text:p>
          </table:table-cell>
          <table:table-cell table:formula="of:=300" office:value-type="float" office:value="300" calcext:value-type="float">
            <text:p>300</text:p>
          </table:table-cell>
          <table:table-cell table:formula="of:=[.B7]/[.C7]" office:value-type="float" office:value="2.57" calcext:value-type="float">
            <text:p>2.6</text:p>
          </table:table-cell>
          <table:table-cell table:formula="of:=100*SQRT([.B7])/[.B7]" office:value-type="float" office:value="3.6014120303281" calcext:value-type="float">
            <text:p>3.6</text:p>
          </table:table-cell>
          <table:table-cell table:formula="of:=SQRT([.B7])/[.C7]" office:value-type="float" office:value="0.0925562891794321" calcext:value-type="float">
            <text:p>0.092556289179432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6" table:number-rows-spanned="1">
            <text:p>STIMA Racc → Delay 0</text:p>
          </table:table-cell>
          <table:covered-table-cell table:number-columns-repeated="5" table:style-name="ce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1" calcext:value-type="float">
            <text:p>631</text:p>
          </table:table-cell>
          <table:table-cell table:formula="of:=300" office:value-type="float" office:value="300" calcext:value-type="float">
            <text:p>300</text:p>
          </table:table-cell>
          <table:table-cell table:formula="of:=[.B8]/[.C8]" office:value-type="float" office:value="2.10333333333333" calcext:value-type="float">
            <text:p>2.1</text:p>
          </table:table-cell>
          <table:table-cell table:formula="of:=100*SQRT([.B8])/[.B8]" office:value-type="float" office:value="3.98093714329016" calcext:value-type="float">
            <text:p>4.0</text:p>
          </table:table-cell>
          <table:table-cell table:formula="of:=SQRT([.B8])/[.C8]" office:value-type="float" office:value="0.0837323779138698" calcext:value-type="float">
            <text:p>0.08373237791387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Racc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N2 (SG) 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0" calcext:value-type="float">
            <text:p>470</text:p>
          </table:table-cell>
          <table:table-cell table:formula="of:=300" office:value-type="float" office:value="300" calcext:value-type="float">
            <text:p>300</text:p>
          </table:table-cell>
          <table:table-cell table:formula="of:=[.B9]/[.C9]" office:value-type="float" office:value="1.56666666666667" calcext:value-type="float">
            <text:p>1.6</text:p>
          </table:table-cell>
          <table:table-cell table:formula="of:=100*SQRT([.B9])/[.B9]" office:value-type="float" office:value="4.61265604014443" calcext:value-type="float">
            <text:p>4.6</text:p>
          </table:table-cell>
          <table:table-cell table:formula="of:=SQRT([.B9])/[.C9]" office:value-type="float" office:value="0.0722649446289293" calcext:value-type="float">
            <text:p>0.072264944628929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style-name="ce1" table:formula="of:=[.J9]*[.K9]*89*10^(-9)" office:value-type="float" office:value="0.0037110531585" calcext:value-type="float">
            <text:p>0.0037110531585</text:p>
          </table:table-cell>
          <table:table-cell table:style-name="ce1" table:formula="of:=[.L9]/[.N9]" office:value-type="float" office:value="91.1833333333333" calcext:value-type="float">
            <text:p>91.1833333333333</text:p>
          </table:table-cell>
          <table:table-cell table:style-name="ce1" table:formula="of:=[.M9]/[.N9]" office:value-type="float" office:value="457.29" calcext:value-type="float">
            <text:p>457.29</text:p>
          </table:table-cell>
          <table:table-cell table:style-name="ce1" office:value-type="float" office:value="27355" calcext:value-type="float">
            <text:p>27355</text:p>
          </table:table-cell>
          <table:table-cell table:style-name="ce1" office:value-type="float" office:value="137187" calcext:value-type="float">
            <text:p>137187</text:p>
          </table:table-cell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" calcext:value-type="float">
            <text:p>484</text:p>
          </table:table-cell>
          <table:table-cell office:value-type="float" office:value="400" calcext:value-type="float">
            <text:p>400</text:p>
          </table:table-cell>
          <table:table-cell table:formula="of:=[.B10]/[.C10]" office:value-type="float" office:value="1.21" calcext:value-type="float">
            <text:p>1.2</text:p>
          </table:table-cell>
          <table:table-cell table:formula="of:=100*SQRT([.B10])/[.B10]" office:value-type="float" office:value="4.54545454545455" calcext:value-type="float">
            <text:p>4.5</text:p>
          </table:table-cell>
          <table:table-cell table:formula="of:=SQRT([.B10])/[.C10]" office:value-type="float" office:value="0.055" calcext:value-type="float">
            <text:p>0.05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formula="of:=[.B11]/[.C11]" office:value-type="float" office:value="0.995" calcext:value-type="float">
            <text:p>1.0</text:p>
          </table:table-cell>
          <table:table-cell table:formula="of:=100*SQRT([.B11])/[.B11]" office:value-type="float" office:value="5.01254707117086" calcext:value-type="float">
            <text:p>5.0</text:p>
          </table:table-cell>
          <table:table-cell table:formula="of:=SQRT([.B11])/[.C11]" office:value-type="float" office:value="0.04987484335815" calcext:value-type="float">
            <text:p>0.0498748433581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table:formula="of:=[.B12]/[.C12]" office:value-type="float" office:value="0.7675" calcext:value-type="float">
            <text:p>0.8</text:p>
          </table:table-cell>
          <table:table-cell table:formula="of:=100*SQRT([.B12])/[.B12]" office:value-type="float" office:value="5.7073014553535" calcext:value-type="float">
            <text:p>5.7</text:p>
          </table:table-cell>
          <table:table-cell table:formula="of:=SQRT([.B12])/[.C12]" office:value-type="float" office:value="0.0438035386698381" calcext:value-type="float">
            <text:p>0.04380353866983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table:formula="of:=[.B13]/[.C13]" office:value-type="float" office:value="0.63" calcext:value-type="float">
            <text:p>0.6</text:p>
          </table:table-cell>
          <table:table-cell table:formula="of:=100*SQRT([.B13])/[.B13]" office:value-type="float" office:value="6.29940788348712" calcext:value-type="float">
            <text:p>6.3</text:p>
          </table:table-cell>
          <table:table-cell table:formula="of:=SQRT([.B13])/[.C13]" office:value-type="float" office:value="0.0396862696659689" calcext:value-type="float">
            <text:p>0.03968626966596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table:formula="of:=[.B14]/[.C14]" office:value-type="float" office:value="0.6075" calcext:value-type="float">
            <text:p>0.6</text:p>
          </table:table-cell>
          <table:table-cell table:formula="of:=100*SQRT([.B14])/[.B14]" office:value-type="float" office:value="6.41500299099584" calcext:value-type="float">
            <text:p>6.4</text:p>
          </table:table-cell>
          <table:table-cell table:formula="of:=SQRT([.B14])/[.C14]" office:value-type="float" office:value="0.0389711431702997" calcext:value-type="float">
            <text:p>0.0389711431703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400" calcext:value-type="float">
            <text:p>400</text:p>
          </table:table-cell>
          <table:table-cell table:formula="of:=[.B15]/[.C15]" office:value-type="float" office:value="0.445" calcext:value-type="float">
            <text:p>0.4</text:p>
          </table:table-cell>
          <table:table-cell table:formula="of:=100*SQRT([.B15])/[.B15]" office:value-type="float" office:value="7.49531688995862" calcext:value-type="float">
            <text:p>7.5</text:p>
          </table:table-cell>
          <table:table-cell table:formula="of:=SQRT([.B15])/[.C15]" office:value-type="float" office:value="0.0333541601603158" calcext:value-type="float">
            <text:p>0.03335416016031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780" calcext:value-type="float">
            <text:p>780</text:p>
          </table:table-cell>
          <table:table-cell office:value-type="float" office:value="300" calcext:value-type="float">
            <text:p>300</text:p>
          </table:table-cell>
          <table:table-cell table:formula="of:=[.B16]/[.C16]" office:value-type="float" office:value="2.6" calcext:value-type="float">
            <text:p>2.6</text:p>
          </table:table-cell>
          <table:table-cell table:formula="of:=100*SQRT([.B16])/[.B16]" office:value-type="float" office:value="3.58057437019716" calcext:value-type="float">
            <text:p>3.6</text:p>
          </table:table-cell>
          <table:table-cell table:formula="of:=SQRT([.B16])/[.C16]" office:value-type="float" office:value="0.0930949336251263" calcext:value-type="float">
            <text:p>0.09309493362512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2" calcext:value-type="float">
            <text:p>752</text:p>
          </table:table-cell>
          <table:table-cell office:value-type="float" office:value="300" calcext:value-type="float">
            <text:p>300</text:p>
          </table:table-cell>
          <table:table-cell table:formula="of:=[.B17]/[.C17]" office:value-type="float" office:value="2.50666666666667" calcext:value-type="float">
            <text:p>2.5</text:p>
          </table:table-cell>
          <table:table-cell table:formula="of:=100*SQRT([.B17])/[.B17]" office:value-type="float" office:value="3.64662478744736" calcext:value-type="float">
            <text:p>3.6</text:p>
          </table:table-cell>
          <table:table-cell table:formula="of:=SQRT([.B17])/[.C17]" office:value-type="float" office:value="0.0914087280053473" calcext:value-type="float">
            <text:p>0.09140872800534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49" calcext:value-type="float">
            <text:p>749</text:p>
          </table:table-cell>
          <table:table-cell office:value-type="float" office:value="300" calcext:value-type="float">
            <text:p>300</text:p>
          </table:table-cell>
          <table:table-cell table:formula="of:=[.B18]/[.C18]" office:value-type="float" office:value="2.49666666666667" calcext:value-type="float">
            <text:p>2.5</text:p>
          </table:table-cell>
          <table:table-cell table:formula="of:=100*SQRT([.B18])/[.B18]" office:value-type="float" office:value="3.65392047620935" calcext:value-type="float">
            <text:p>3.7</text:p>
          </table:table-cell>
          <table:table-cell table:formula="of:=SQRT([.B18])/[.C18]" office:value-type="float" office:value="0.0912262145560267" calcext:value-type="float">
            <text:p>0.09122621455602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65" calcext:value-type="float">
            <text:p>765</text:p>
          </table:table-cell>
          <table:table-cell office:value-type="float" office:value="300" calcext:value-type="float">
            <text:p>300</text:p>
          </table:table-cell>
          <table:table-cell table:formula="of:=[.B19]/[.C19]" office:value-type="float" office:value="2.55" calcext:value-type="float">
            <text:p>2.6</text:p>
          </table:table-cell>
          <table:table-cell table:formula="of:=100*SQRT([.B19])/[.B19]" office:value-type="float" office:value="3.61550763031094" calcext:value-type="float">
            <text:p>3.6</text:p>
          </table:table-cell>
          <table:table-cell table:formula="of:=SQRT([.B19])/[.C19]" office:value-type="float" office:value="0.0921954445729289" calcext:value-type="float">
            <text:p>0.092195444572929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5" calcext:value-type="float">
            <text:p>735</text:p>
          </table:table-cell>
          <table:table-cell office:value-type="float" office:value="300" calcext:value-type="float">
            <text:p>300</text:p>
          </table:table-cell>
          <table:table-cell table:formula="of:=[.B20]/[.C20]" office:value-type="float" office:value="2.45" calcext:value-type="float">
            <text:p>2.5</text:p>
          </table:table-cell>
          <table:table-cell table:formula="of:=100*SQRT([.B20])/[.B20]" office:value-type="float" office:value="3.68855556781659" calcext:value-type="float">
            <text:p>3.7</text:p>
          </table:table-cell>
          <table:table-cell table:formula="of:=SQRT([.B20])/[.C20]" office:value-type="float" office:value="0.0903696114115064" calcext:value-type="float">
            <text:p>0.09036961141150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22" calcext:value-type="float">
            <text:p>722</text:p>
          </table:table-cell>
          <table:table-cell office:value-type="float" office:value="300" calcext:value-type="float">
            <text:p>300</text:p>
          </table:table-cell>
          <table:table-cell table:formula="of:=[.B21]/[.C21]" office:value-type="float" office:value="2.40666666666667" calcext:value-type="float">
            <text:p>2.4</text:p>
          </table:table-cell>
          <table:table-cell table:formula="of:=100*SQRT([.B21])/[.B21]" office:value-type="float" office:value="3.72161463782393" calcext:value-type="float">
            <text:p>3.7</text:p>
          </table:table-cell>
          <table:table-cell table:formula="of:=SQRT([.B21])/[.C21]" office:value-type="float" office:value="0.089566858950296" calcext:value-type="float">
            <text:p>0.08956685895029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26" calcext:value-type="float">
            <text:p>726</text:p>
          </table:table-cell>
          <table:table-cell office:value-type="float" office:value="300" calcext:value-type="float">
            <text:p>300</text:p>
          </table:table-cell>
          <table:table-cell table:formula="of:=[.B22]/[.C22]" office:value-type="float" office:value="2.42" calcext:value-type="float">
            <text:p>2.4</text:p>
          </table:table-cell>
          <table:table-cell table:formula="of:=100*SQRT([.B22])/[.B22]" office:value-type="float" office:value="3.71134809512603" calcext:value-type="float">
            <text:p>3.7</text:p>
          </table:table-cell>
          <table:table-cell table:formula="of:=SQRT([.B22])/[.C22]" office:value-type="float" office:value="0.0898146239020499" calcext:value-type="float">
            <text:p>0.0898146239020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60" calcext:value-type="float">
            <text:p>660</text:p>
          </table:table-cell>
          <table:table-cell office:value-type="float" office:value="300" calcext:value-type="float">
            <text:p>300</text:p>
          </table:table-cell>
          <table:table-cell table:formula="of:=[.B23]/[.C23]" office:value-type="float" office:value="2.2" calcext:value-type="float">
            <text:p>2.2</text:p>
          </table:table-cell>
          <table:table-cell table:formula="of:=100*SQRT([.B23])/[.B23]" office:value-type="float" office:value="3.89249472080761" calcext:value-type="float">
            <text:p>3.9</text:p>
          </table:table-cell>
          <table:table-cell table:formula="of:=SQRT([.B23])/[.C23]" office:value-type="float" office:value="0.0856348838577675" calcext:value-type="float">
            <text:p>0.085634883857768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622" calcext:value-type="float">
            <text:p>622</text:p>
          </table:table-cell>
          <table:table-cell office:value-type="float" office:value="300" calcext:value-type="float">
            <text:p>300</text:p>
          </table:table-cell>
          <table:table-cell table:formula="of:=[.B24]/[.C24]" office:value-type="float" office:value="2.07333333333333" calcext:value-type="float">
            <text:p>2.1</text:p>
          </table:table-cell>
          <table:table-cell table:formula="of:=100*SQRT([.B24])/[.B24]" office:value-type="float" office:value="4.00963469882313" calcext:value-type="float">
            <text:p>4.0</text:p>
          </table:table-cell>
          <table:table-cell table:formula="of:=SQRT([.B24])/[.C24]" office:value-type="float" office:value="0.0831330927555995" calcext:value-type="float">
            <text:p>0.083133092755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85" calcext:value-type="float">
            <text:p>485</text:p>
          </table:table-cell>
          <table:table-cell office:value-type="float" office:value="300" calcext:value-type="float">
            <text:p>300</text:p>
          </table:table-cell>
          <table:table-cell table:formula="of:=[.B25]/[.C25]" office:value-type="float" office:value="1.61666666666667" calcext:value-type="float">
            <text:p>1.6</text:p>
          </table:table-cell>
          <table:table-cell table:formula="of:=100*SQRT([.B25])/[.B25]" office:value-type="float" office:value="4.540766091865" calcext:value-type="float">
            <text:p>4.5</text:p>
          </table:table-cell>
          <table:table-cell table:formula="of:=SQRT([.B25])/[.C25]" office:value-type="float" office:value="0.0734090518184841" calcext:value-type="float">
            <text:p>0.073409051818484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Togliamo un cavo da 4 e un modulo da 4 di offset e poi abbiamo aggiustato per -5</text:p>
          </table:table-cell>
          <table:table-cell table:number-columns-repeated="6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27" calcext:value-type="float">
            <text:p>527</text:p>
          </table:table-cell>
          <table:table-cell office:value-type="float" office:value="400" calcext:value-type="float">
            <text:p>400</text:p>
          </table:table-cell>
          <table:table-cell table:formula="of:=[.B26]/[.C26]" office:value-type="float" office:value="1.3175" calcext:value-type="float">
            <text:p>1.3</text:p>
          </table:table-cell>
          <table:table-cell table:formula="of:=100*SQRT([.B26])/[.B26]" office:value-type="float" office:value="4.35606841869032" calcext:value-type="float">
            <text:p>4.4</text:p>
          </table:table-cell>
          <table:table-cell table:formula="of:=SQRT([.B26])/[.C26]" office:value-type="float" office:value="0.057391201416245" calcext:value-type="float">
            <text:p>0.05739120141624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26" calcext:value-type="float">
            <text:p>426</text:p>
          </table:table-cell>
          <table:table-cell office:value-type="float" office:value="400" calcext:value-type="float">
            <text:p>400</text:p>
          </table:table-cell>
          <table:table-cell table:formula="of:=[.B27]/[.C27]" office:value-type="float" office:value="1.065" calcext:value-type="float">
            <text:p>1.1</text:p>
          </table:table-cell>
          <table:table-cell table:formula="of:=100*SQRT([.B27])/[.B27]" office:value-type="float" office:value="4.84501583111509" calcext:value-type="float">
            <text:p>4.8</text:p>
          </table:table-cell>
          <table:table-cell table:formula="of:=SQRT([.B27])/[.C27]" office:value-type="float" office:value="0.0515994186013757" calcext:value-type="float">
            <text:p>0.051599418601376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table:formula="of:=[.B28]/[.C28]" office:value-type="float" office:value="0.675" calcext:value-type="float">
            <text:p>0.7</text:p>
          </table:table-cell>
          <table:table-cell table:formula="of:=100*SQRT([.B28])/[.B28]" office:value-type="float" office:value="6.08580619450185" calcext:value-type="float">
            <text:p>6.1</text:p>
          </table:table-cell>
          <table:table-cell table:formula="of:=SQRT([.B28])/[.C28]" office:value-type="float" office:value="0.0410791918128875" calcext:value-type="float">
            <text:p>0.041079191812888</text:p>
          </table:table-cell>
          <table:table-cell table:formula="of:=1" office:value-type="float" office:value="1" calcext:value-type="float">
            <text:p>1</text:p>
          </table:table-cell>
          <table:table-cell office:value-type="string" calcext:value-type="string">
            <text:p>Togliamo un cavo da 2 ns e il modulo da 2.5 ns → Poi riaggiustiamo per fare -2</text:p>
          </table:table-cell>
          <table:table-cell table:number-columns-repeated="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table:formula="of:=[.B29]/[.C29]" office:value-type="float" office:value="0.38" calcext:value-type="float">
            <text:p>0.4</text:p>
          </table:table-cell>
          <table:table-cell table:formula="of:=100*SQRT([.B29])/[.B29]" office:value-type="float" office:value="8.11107105653813" calcext:value-type="float">
            <text:p>8.1</text:p>
          </table:table-cell>
          <table:table-cell table:formula="of:=SQRT([.B29])/[.C29]" office:value-type="float" office:value="0.0308220700148449" calcext:value-type="float">
            <text:p>0.030822070014845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  <table:table-cell table:formula="of:=[.B30]/[.C30]" office:value-type="float" office:value="0.22" calcext:value-type="float">
            <text:p>0.2</text:p>
          </table:table-cell>
          <table:table-cell table:formula="of:=100*SQRT([.B30])/[.B30]" office:value-type="float" office:value="10.6600358177805" calcext:value-type="float">
            <text:p>10.7</text:p>
          </table:table-cell>
          <table:table-cell table:formula="of:=SQRT([.B30])/[.C30]" office:value-type="float" office:value="0.0234520787991171" calcext:value-type="float">
            <text:p>0.023452078799117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5">
          <table:table-cell table:style-name="ce4" table:number-columns-repeated="3"/>
          <table:table-cell table:style-name="ce6"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6:14:09.48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15:04:55.504000000</meta:creation-date>
    <dc:date>2021-02-11T16:30:31.485000000</dc:date>
    <meta:editing-duration>PT1H20M6S</meta:editing-duration>
    <meta:editing-cycles>8</meta:editing-cycles>
    <meta:generator>LibreOffice/7.0.3.1$Windows_X86_64 LibreOffice_project/d7547858d014d4cf69878db179d326fc3483e082</meta:generator>
    <meta:document-statistic meta:table-count="1" meta:cell-count="229" meta:object-count="0"/>
  </office:meta>
</office:document-meta>
</file>